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256685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56685"/>
    </style:style>
    <style:style style:name="P5" style:family="paragraph" style:parent-style-name="Text_20_body">
      <style:text-properties style:font-name="Times New Roman" officeooo:paragraph-rsid="001017d3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1" style:family="paragraph" style:parent-style-name="Table_20_Contents">
      <style:text-properties style:font-name="Times New Roman" officeooo:paragraph-rsid="0037033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7033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033a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37033a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officeooo:paragraph-rsid="00352187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033a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7033a" style:font-size-asian="9pt" style:font-weight-asian="normal" style:font-size-complex="9pt" style:font-weight-complex="normal"/>
    </style:style>
    <style:style style:name="P20" style:family="paragraph" style:parent-style-name="Table_20_Contents">
      <style:text-properties style:font-name="FreeMono" fo:font-size="9pt" officeooo:paragraph-rsid="0037033a" style:font-size-asian="9pt" style:font-size-complex="9pt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033a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7033a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cecd1"/>
    </style:style>
    <style:style style:name="T12" style:family="text">
      <style:text-properties officeooo:rsid="013d0498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 officeooo:rsid="0030c671"/>
    </style:style>
    <style:style style:name="T17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1"/>
      <text:p text:style-name="P1"/>
      <text:p text:style-name="P7">Declaração De Matrícula</text:p>
      <text:p text:style-name="P8"/>
      <text:p text:style-name="P4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2"/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8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8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10"/>
      <text:p text:style-name="P10"><text:span text:style-name="T10">Faculdade de </text:span><text:span text:style-name="T11">Farmácia</text:span><text:span text:style-name="T10"> da Universidade de Lisboa</text:span><text:span text:style-name="T15">, em </text:span><text:span text:style-name="T16"><text:text-input text:description="${lang.pt(dates.extendedDate(localizedDate.nowDate()))}">${lang.pt(dates.extendedDate(localizedDate.nowDate()))}</text:text-input></text:span><text:span text:style-name="T16"><text:text-input text:description="${lang.pt(dates.extendedDate(localizedDate.nowDate()))}"/></text:span><text:span text:style-name="T13">.</text:span></text:p>
      <text:p text:style-name="P9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9">O presente documento só é válido com assinatura e carimbo da <text:soft-page-break/>instituição!</text:p>
            <text:p text:style-name="P18"><text:text-input text:description="[#if hasPricetag]">[#if hasPricetag]</text:text-input></text:p>
            <text:p text:style-name="P21"><text:span text:style-name="T14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12">Núcleo de Planeamento e Gestão Académica,</text:p>
            <text:p text:style-name="P12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11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8"><text:text-input text:description="[#if hasPricetag]">[#if hasPricetag]</text:text-input></text:p>
            <text:p text:style-name="P21"><text:span text:style-name="T14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1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3T19:04:12.383277636</dc:date>
    <meta:editing-duration>PT1H9M19S</meta:editing-duration>
    <meta:editing-cycles>36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77" meta:character-count="3025" meta:non-whitespace-character-count="2818"/>
  </office:meta>
</office:document-meta>
</file>